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b6334" officeooo:paragraph-rsid="000b633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c1907" officeooo:paragraph-rsid="000c1907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officeooo:rsid="000c1907" officeooo:paragraph-rsid="000c1907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de140" officeooo:paragraph-rsid="000de140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italic" fo:font-weight="normal" officeooo:rsid="000ea733" officeooo:paragraph-rsid="000ea733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fo:font-weight="normal" officeooo:rsid="00105dea" officeooo:paragraph-rsid="00105dea" style:font-size-asian="16pt" style:font-style-asian="italic" style:font-weight-asian="normal" style:font-size-complex="16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normal" officeooo:rsid="001060a1" officeooo:paragraph-rsid="001060a1" style:font-size-asian="16pt" style:font-style-asian="italic" style:font-weight-asian="normal" style:font-size-complex="16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normal" officeooo:rsid="0012044f" officeooo:paragraph-rsid="0012044f" style:font-size-asian="16pt" style:font-style-asian="italic" style:font-weight-asian="normal" style:font-size-complex="16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130a72" officeooo:paragraph-rsid="00130a72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4a448"/>
    </style:style>
    <style:style style:name="P11" style:family="paragraph" style:parent-style-name="Standard">
      <style:paragraph-properties fo:text-align="start" style:justify-single-word="false"/>
      <style:text-properties officeooo:rsid="0014a448" officeooo:paragraph-rsid="0014a448"/>
    </style:style>
    <style:style style:name="P12" style:family="paragraph" style:parent-style-name="Standard">
      <style:paragraph-properties fo:text-align="start" style:justify-single-word="false"/>
      <style:text-properties fo:font-style="italic" fo:font-weight="normal" officeooo:rsid="0014a448" officeooo:paragraph-rsid="0014a448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officeooo:rsid="0018066d" officeooo:paragraph-rsid="0018066d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fo:font-weight="normal" officeooo:rsid="0018066d" officeooo:paragraph-rsid="0019b5ed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officeooo:rsid="000c1907" officeooo:paragraph-rsid="000c1907" style:font-size-asian="16pt" style:font-size-complex="16pt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fo:font-weight="normal" officeooo:rsid="000de140" officeooo:paragraph-rsid="000de140" style:font-size-asian="16pt" style:font-weight-asian="normal" style:font-size-complex="16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font-weight="normal" officeooo:rsid="000ea733" officeooo:paragraph-rsid="000ea733" style:font-size-asian="16pt" style:font-weight-asian="normal" style:font-size-complex="16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2pt" fo:font-style="italic" fo:font-weight="normal" officeooo:rsid="000ea733" officeooo:paragraph-rsid="000ea733" style:font-size-asian="16pt" style:font-style-asian="italic" style:font-weight-asian="normal" style:font-size-complex="16pt" style:font-style-complex="italic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2pt" fo:font-style="italic" fo:font-weight="normal" officeooo:rsid="00105dea" officeooo:paragraph-rsid="00105dea" style:font-size-asian="16pt" style:font-style-asian="italic" style:font-weight-asian="normal" style:font-size-complex="16pt" style:font-style-complex="italic" style:font-weight-complex="normal"/>
    </style:style>
    <style:style style:name="P20" style:family="paragraph" style:parent-style-name="Standard" style:list-style-name="L9">
      <style:paragraph-properties fo:text-align="start" style:justify-single-word="false"/>
      <style:text-properties fo:font-size="12pt" fo:font-style="italic" fo:font-weight="normal" officeooo:rsid="00127436" officeooo:paragraph-rsid="00127436" style:font-size-asian="16pt" style:font-style-asian="italic" style:font-weight-asian="normal" style:font-size-complex="16pt" style:font-style-complex="italic" style:font-weight-complex="normal"/>
    </style:style>
    <style:style style:name="P21" style:family="paragraph" style:parent-style-name="Standard" style:list-style-name="L11">
      <style:paragraph-properties fo:text-align="start" style:justify-single-word="false"/>
      <style:text-properties fo:font-size="12pt" fo:font-style="italic" fo:font-weight="normal" officeooo:rsid="0014a448" officeooo:paragraph-rsid="0014a448" style:font-size-asian="16pt" style:font-style-asian="italic" style:font-weight-asian="normal" style:font-size-complex="16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italic" fo:font-weight="normal" officeooo:rsid="0014a448" officeooo:paragraph-rsid="0014a448" style:font-size-asian="16pt" style:font-style-asian="italic" style:font-weight-asian="normal" style:font-size-complex="16pt" style:font-style-complex="italic" style:font-weight-complex="normal"/>
    </style:style>
    <style:style style:name="P23" style:family="paragraph" style:parent-style-name="Standard" style:list-style-name="L13">
      <style:paragraph-properties fo:text-align="start" style:justify-single-word="false"/>
      <style:text-properties fo:font-size="12pt" fo:font-style="italic" fo:font-weight="normal" officeooo:rsid="0014a448" officeooo:paragraph-rsid="0014a448" style:font-size-asian="16pt" style:font-style-asian="italic" style:font-weight-asian="normal" style:font-size-complex="16pt" style:font-style-complex="italic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0ea733" officeooo:paragraph-rsid="000ea733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fo:font-weight="normal" officeooo:rsid="000ea733" officeooo:paragraph-rsid="000ea733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05dea" officeooo:paragraph-rsid="00105dea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fo:font-weight="normal" officeooo:rsid="00105dea" officeooo:paragraph-rsid="00105dea" style:font-size-asian="16pt" style:font-style-asian="normal" style:font-weight-asian="normal" style:font-size-complex="16pt" style:font-style-complex="normal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05dea" officeooo:paragraph-rsid="00105dea" style:font-size-asian="16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060a1" officeooo:paragraph-rsid="001060a1" style:font-size-asian="16pt" style:font-style-asian="normal" style:font-weight-asian="normal" style:font-size-complex="16pt" style:font-style-complex="normal" style:font-weight-complex="normal"/>
    </style:style>
    <style:style style:name="P30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1060a1" officeooo:paragraph-rsid="001060a1" style:font-size-asian="16pt" style:font-style-asian="normal" style:font-weight-asian="normal" style:font-size-complex="16pt" style:font-style-complex="normal" style:font-weight-complex="normal"/>
    </style:style>
    <style:style style:name="P31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12044f" officeooo:paragraph-rsid="0012044f" style:font-size-asian="16pt" style:font-style-asian="normal" style:font-weight-asian="normal" style:font-size-complex="16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fo:font-weight="normal" officeooo:rsid="0012044f" officeooo:paragraph-rsid="0012044f" style:font-size-asian="16pt" style:font-style-asian="normal" style:font-weight-asian="normal" style:font-size-complex="16pt" style:font-style-complex="normal" style:font-weight-complex="normal"/>
    </style:style>
    <style:style style:name="P33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127436" officeooo:paragraph-rsid="00127436" style:font-size-asian="16pt" style:font-style-asian="normal" style:font-weight-asian="normal" style:font-size-complex="16pt" style:font-style-complex="normal" style:font-weight-complex="normal"/>
    </style:style>
    <style:style style:name="P34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14a448" officeooo:paragraph-rsid="0014a448" style:font-size-asian="16pt" style:font-style-asian="normal" style:font-weight-asian="normal" style:font-size-complex="16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fo:font-weight="normal" officeooo:rsid="0014a448" officeooo:paragraph-rsid="0014a448" style:font-size-asian="16pt" style:font-style-asian="normal" style:font-weight-asian="normal" style:font-size-complex="16pt" style:font-style-complex="normal" style:font-weight-complex="normal"/>
    </style:style>
    <style:style style:name="P36" style:family="paragraph" style:parent-style-name="Standard" style:list-style-name="L12">
      <style:paragraph-properties fo:text-align="start" style:justify-single-word="false"/>
      <style:text-properties fo:font-size="12pt" fo:font-style="normal" fo:font-weight="normal" officeooo:rsid="0014a448" officeooo:paragraph-rsid="0014a448" style:font-size-asian="16pt" style:font-style-asian="normal" style:font-weight-asian="normal" style:font-size-complex="16pt" style:font-style-complex="normal" style:font-weight-complex="normal"/>
    </style:style>
    <style:style style:name="P37" style:family="paragraph" style:parent-style-name="Standard" style:list-style-name="L13">
      <style:paragraph-properties fo:text-align="start" style:justify-single-word="false"/>
      <style:text-properties fo:font-size="12pt" fo:font-style="normal" fo:font-weight="normal" officeooo:rsid="0014a448" officeooo:paragraph-rsid="0014a448" style:font-size-asian="16pt" style:font-style-asian="normal" style:font-weight-asian="normal" style:font-size-complex="16pt" style:font-style-complex="normal" style:font-weight-complex="normal"/>
    </style:style>
    <style:style style:name="P38" style:family="paragraph" style:parent-style-name="Standard" style:list-style-name="L14">
      <style:paragraph-properties fo:text-align="start" style:justify-single-word="false"/>
      <style:text-properties fo:font-size="12pt" fo:font-style="normal" fo:font-weight="normal" officeooo:rsid="0018066d" officeooo:paragraph-rsid="0018066d" style:font-size-asian="16pt" style:font-style-asian="normal" style:font-weight-asian="normal" style:font-size-complex="16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fo:font-weight="normal" officeooo:rsid="0018066d" officeooo:paragraph-rsid="0018066d" style:font-size-asian="16pt" style:font-style-asian="normal" style:font-weight-asian="normal" style:font-size-complex="16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fo:font-weight="bold" officeooo:rsid="0014a448" officeooo:paragraph-rsid="0014a448" style:font-size-asian="16pt" style:font-style-asian="normal" style:font-weight-asian="bold" style:font-size-complex="16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fo:font-weight="bold" officeooo:rsid="0018066d" officeooo:paragraph-rsid="0019b5ed" style:font-size-asian="16pt" style:font-style-asian="normal" style:font-weight-asian="bold" style:font-size-complex="16pt" style:font-style-complex="normal" style:font-weight-complex="bold"/>
    </style:style>
    <style:style style:name="P42" style:family="paragraph" style:parent-style-name="Standard" style:list-style-name="L10">
      <style:paragraph-properties fo:text-align="start" style:justify-single-word="false"/>
      <style:text-properties officeooo:paragraph-rsid="0014a448"/>
    </style:style>
    <style:style style:name="P43" style:family="paragraph" style:parent-style-name="Standard" style:list-style-name="L11">
      <style:paragraph-properties fo:text-align="start" style:justify-single-word="false"/>
      <style:text-properties fo:font-weight="normal" officeooo:rsid="0014a448" officeooo:paragraph-rsid="0014a448" style:font-weight-asian="normal" style:font-weight-complex="normal"/>
    </style:style>
    <style:style style:name="P44" style:family="paragraph" style:parent-style-name="Standard" style:list-style-name="L15">
      <style:paragraph-properties fo:text-align="start" style:justify-single-word="false"/>
      <style:text-properties fo:font-style="normal" fo:font-weight="normal" officeooo:rsid="0018066d" officeooo:paragraph-rsid="0018066d" style:font-style-asian="normal" style:font-weight-asian="normal" style:font-style-complex="normal" style:font-weight-complex="normal"/>
    </style:style>
    <style:style style:name="P45" style:family="paragraph" style:parent-style-name="Standard" style:list-style-name="L16">
      <style:paragraph-properties fo:text-align="start" style:justify-single-word="false"/>
      <style:text-properties fo:font-style="normal" fo:font-weight="normal" officeooo:rsid="0019b5ed" officeooo:paragraph-rsid="0019b5ed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ize="12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size="12pt" fo:font-style="normal" fo:font-weight="normal" officeooo:rsid="0014a448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size="12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size="12pt" fo:font-style="normal" style:font-size-asian="16pt" style:font-style-asian="normal" style:font-size-complex="16pt" style:font-style-complex="normal"/>
    </style:style>
    <style:style style:name="T8" style:family="text">
      <style:text-properties fo:font-size="12pt" fo:font-style="italic" style:font-size-asian="16pt" style:font-style-asian="italic" style:font-size-complex="16pt" style:font-style-complex="italic"/>
    </style:style>
    <style:style style:name="T9" style:family="text">
      <style:text-properties fo:font-size="12pt" style:font-size-asian="16pt" style:font-size-complex="16pt"/>
    </style:style>
    <style:style style:name="T10" style:family="text">
      <style:text-properties fo:font-size="12pt" fo:font-weight="bold" style:font-size-asian="16pt" style:font-weight-asian="bold" style:font-size-complex="16pt" style:font-weight-complex="bold"/>
    </style:style>
    <style:style style:name="T11" style:family="text">
      <style:text-properties fo:font-size="12pt" fo:font-weight="bold" officeooo:rsid="0019b5ed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uby Basic Data Types</text:p>
      <text:p text:style-name="P1"/>
      <text:p text:style-name="P2">Basic Data Types</text:p>
      <text:list xml:id="list2645400080" text:style-name="L1">
        <text:list-item>
          <text:p text:style-name="P15">There are four Ruby's basic data types: numbers(integers and floats), strings, symbols, and Booleans (true, false, and nil)</text:p>
        </text:list-item>
      </text:list>
      <text:p text:style-name="P3"/>
      <text:p text:style-name="P3"><text:tab/><text:span text:style-name="T1">Numbers</text:span></text:p>
      <text:list xml:id="list3496321377" text:style-name="L2">
        <text:list-item>
          <text:p text:style-name="P16">Ruby has the typical math operators: addition (+), subtraction (-), multiplication (*), division (/), exponent (**), and modulus (%)</text:p>
        </text:list-item>
        <text:list-item>
          <text:p text:style-name="P16">There are two main types of numbers: integers (1, 2, 3) and floats (1.25, 10.5 10.0, 0.25)</text:p>
        </text:list-item>
        <text:list-item>
          <text:p text:style-name="P16">When doing arithmetic with two integers in Ruby, the result will always be an integer.</text:p>
          <text:list>
            <text:list-item>
              <text:p text:style-name="P16">17 / 5 =&gt; 3, not 3.4</text:p>
            </text:list-item>
          </text:list>
        </text:list-item>
        <text:list-item>
          <text:p text:style-name="P16">To obtain an accurate answer, replace one of the integers in the expression with a float.</text:p>
          <text:list>
            <text:list-item>
              <text:p text:style-name="P16">17 / 5 =&gt; 3.4, not 3</text:p>
            </text:list-item>
          </text:list>
        </text:list-item>
      </text:list>
      <text:p text:style-name="P4"><text:tab/></text:p>
      <text:p text:style-name="P4"><text:tab/><text:tab/><text:span text:style-name="T1">Converting Number Types</text:span></text:p>
      <text:list xml:id="list3768322237" text:style-name="L3">
        <text:list-item>
          <text:p text:style-name="P17">In Ruby, converting between integer and float can be done by using:</text:p>
          <text:list>
            <text:list-item>
              <text:p text:style-name="P18">to_f (to float)<text:span text:style-name="T2"> or </text:span>to_i (to integer)</text:p>
            </text:list-item>
          </text:list>
        </text:list-item>
        <text:list-item>
          <text:p text:style-name="P24">When Ruby converts a float to an integer, the decimals are cut off.</text:p>
        </text:list-item>
      </text:list>
      <text:p text:style-name="P25"/>
      <text:p text:style-name="P5"><text:span text:style-name="T2"><text:tab/><text:tab/></text:span><text:span text:style-name="T3">Some Useful Number Methods</text:span></text:p>
      <text:list xml:id="list2056836352" text:style-name="L4">
        <text:list-item>
          <text:p text:style-name="P26">Checking even and odd:</text:p>
          <text:list>
            <text:list-item>
              <text:p text:style-name="P26">#even? | #odd?</text:p>
            </text:list-item>
          </text:list>
        </text:list-item>
      </text:list>
      <text:p text:style-name="P27"><text:tab/></text:p>
      <text:p text:style-name="P6"><text:span text:style-name="T2"><text:tab/></text:span><text:span text:style-name="T3">Strings</text:span></text:p>
      <text:list xml:id="list893656916" text:style-name="L5">
        <text:list-item>
          <text:p text:style-name="P19"><text:span text:style-name="T2">Strings can be formed with either single quotation ( ' ' ) or double quotation marks ( " " ). These are known as </text:span>string literals<text:span text:style-name="T2">.</text:span></text:p>
        </text:list-item>
        <text:list-item>
          <text:p text:style-name="P28">String interpolation and escape characters will only work within double quotes ( " " ).</text:p>
        </text:list-item>
      </text:list>
      <text:p text:style-name="P27"/>
      <text:p text:style-name="P6"><text:span text:style-name="T2"><text:tab/><text:tab/></text:span><text:span text:style-name="T3">Concatenation</text:span></text:p>
      <text:list xml:id="list1448621734" text:style-name="L6">
        <text:list-item>
          <text:p text:style-name="P29">There are multiple ways to concatenate strings:</text:p>
          <text:list>
            <text:list-item>
              <text:p text:style-name="P29">The plus operator: "Hello" + "World"</text:p>
            </text:list-item>
            <text:list-item>
              <text:p text:style-name="P29">The shovel operator: "Hello" &lt;&lt; "World"</text:p>
            </text:list-item>
            <text:list-item>
              <text:p text:style-name="P29">The concat method: "Hello ".concat("World")</text:p>
            </text:list-item>
          </text:list>
        </text:list-item>
      </text:list>
      <text:p text:style-name="P7"><text:span text:style-name="T2"><text:tab/><text:tab/></text:span><text:span text:style-name="T3">Substrings</text:span></text:p>
      <text:list xml:id="list122009834" text:style-name="L7">
        <text:list-item>
          <text:p text:style-name="P30">Accessing strings can be done like this:</text:p>
          <text:list>
            <text:list-item>
              <text:p text:style-name="P30">"Hello"[0] | "Hello"[0..1] | "Hello"[0, 4] | "Hello"[-1]</text:p>
            </text:list-item>
          </text:list>
        </text:list-item>
      </text:list>
      <text:p text:style-name="P7"><text:span text:style-name="T2"><text:tab/><text:tab/></text:span><text:span text:style-name="T3">Escape Characters</text:span></text:p>
      <text:list xml:id="list599814791" text:style-name="L8">
        <text:list-item>
          <text:p text:style-name="P31">Escape characters allow you to type in representations of whitespace characters and to include quotation marks within strings. Escape characters only work within double quotation marks.</text:p>
          <text:list>
            <text:list-item>
              <text:p text:style-name="P31">&lt; \\ &gt; : Escapes backslash</text:p>
            </text:list-item>
            <text:list-item>
              <text:p text:style-name="P31">&lt; \b &gt; : Backspace</text:p>
            </text:list-item>
            <text:list-item>
              <text:p text:style-name="P31">&lt; \r &gt; : Carriage return, typewriters?</text:p>
            </text:list-item>
            <text:list-item>
              <text:p text:style-name="P31">&lt; \n &gt; : Newline.</text:p>
            </text:list-item>
            <text:list-item>
              <text:p text:style-name="P31">&lt; \s &gt; : Space</text:p>
            </text:list-item>
            <text:list-item>
              <text:p text:style-name="P31">&lt; \t &gt; : Tab</text:p>
            </text:list-item>
            <text:list-item>
              <text:p text:style-name="P31">&lt; \" &gt; : Double quotation mark</text:p>
            </text:list-item>
            <text:list-item>
              <text:p text:style-name="P31"><text:soft-page-break/>&lt; \' &gt; : Single quotation mark</text:p>
            </text:list-item>
          </text:list>
        </text:list-item>
      </text:list>
      <text:p text:style-name="P32"><text:tab/></text:p>
      <text:p text:style-name="P8"><text:span text:style-name="T2"><text:tab/><text:tab/></text:span><text:span text:style-name="T3">Interpolation</text:span></text:p>
      <text:list xml:id="list1510549087" text:style-name="L9">
        <text:list-item>
          <text:p text:style-name="P33">String interpolation allows you to evaluate a string that contains placeholder variables. You must use string interpolation.</text:p>
          <text:list>
            <text:list-item>
              <text:p text:style-name="P20"><text:span text:style-name="T2">ex. </text:span>name = "Odin"</text:p>
              <text:list>
                <text:list-header>
                  <text:p text:style-name="P20">puts "Hello, #{name}" =&gt; Hello, Odin</text:p>
                </text:list-header>
              </text:list>
            </text:list-item>
          </text:list>
        </text:list-item>
      </text:list>
      <text:p text:style-name="P9"><text:tab/><text:tab/><text:span text:style-name="T1">Common String Methods</text:span></text:p>
      <text:list xml:id="list4182545100" text:style-name="L10">
        <text:list-item>
          <text:p text:style-name="P34">#capitalize</text:p>
        </text:list-item>
        <text:list-item>
          <text:p text:style-name="P34">#include</text:p>
        </text:list-item>
        <text:list-item>
          <text:p text:style-name="P34">#upcase</text:p>
        </text:list-item>
        <text:list-item>
          <text:p text:style-name="P34">#downcase</text:p>
        </text:list-item>
        <text:list-item>
          <text:p text:style-name="P34">#empty</text:p>
        </text:list-item>
        <text:list-item>
          <text:p text:style-name="P34">#length</text:p>
        </text:list-item>
        <text:list-item>
          <text:p text:style-name="P34">#reverse</text:p>
        </text:list-item>
        <text:list-item>
          <text:p text:style-name="P34">#split</text:p>
        </text:list-item>
        <text:list-item>
          <text:p text:style-name="P34">#strip</text:p>
        </text:list-item>
        <text:list-item>
          <text:p text:style-name="P34">#sub</text:p>
        </text:list-item>
        <text:list-item>
          <text:p text:style-name="P34">#gsub</text:p>
        </text:list-item>
        <text:list-item>
          <text:p text:style-name="P34">#insert</text:p>
        </text:list-item>
        <text:list-item>
          <text:p text:style-name="P34">#delete</text:p>
        </text:list-item>
        <text:list-item>
          <text:p text:style-name="P34">#prepend</text:p>
        </text:list-item>
        <text:list-item>
          <text:p text:style-name="P42"><text:span text:style-name="T5">List of Ruby string methods: </text:span><text:a xlink:type="simple" xlink:href="https://ruby-doc.org/core-2.7.1/String.html" text:style-name="Internet_20_link" text:visited-style-name="Visited_20_Internet_20_Link"><text:span text:style-name="T5">Ruby Docs</text:span></text:a></text:p>
        </text:list-item>
      </text:list>
      <text:p text:style-name="P35"/>
      <text:p text:style-name="P11"><text:span text:style-name="T4"><text:tab/><text:tab/></text:span><text:span text:style-name="T6">Converting other objects to strings</text:span></text:p>
      <text:list xml:id="list487548943" text:style-name="L11">
        <text:list-item>
          <text:p text:style-name="P43"><text:span text:style-name="T7">Using the </text:span><text:span text:style-name="T8">to_s</text:span><text:span text:style-name="T7"> method, you can convert anything to a string.</text:span></text:p>
          <text:list>
            <text:list-item>
              <text:p text:style-name="P21">5.to_s | nil.to_s | :symbol.to_s</text:p>
            </text:list-item>
          </text:list>
        </text:list-item>
      </text:list>
      <text:p text:style-name="P22"/>
      <text:p text:style-name="P12"><text:span text:style-name="T9"><text:tab/></text:span><text:span text:style-name="T6">Symbols</text:span></text:p>
      <text:list xml:id="list826811073" text:style-name="L12">
        <text:list-item>
          <text:p text:style-name="P36">Strings can be changed, so every time a string is used, it is stored in memory even if an existing string with the same value exists.</text:p>
        </text:list-item>
        <text:list-item>
          <text:p text:style-name="P36">Symbols are stored in memory only once, making them faster in certain situations.</text:p>
          <text:list>
            <text:list-item>
              <text:p text:style-name="P36">A common usage of symbols are keys in hashes.</text:p>
            </text:list-item>
          </text:list>
        </text:list-item>
      </text:list>
      <text:p text:style-name="P35"/>
      <text:p text:style-name="P12"><text:span text:style-name="T7"><text:tab/><text:tab/></text:span><text:span text:style-name="T6">Creating a Symbol</text:span></text:p>
      <text:list xml:id="list1457312262" text:style-name="L13">
        <text:list-item>
          <text:p text:style-name="P37">To create a symbol, put a colon at the beginning of some text.</text:p>
          <text:list>
            <text:list-item>
              <text:p text:style-name="P23">:my_symbol</text:p>
            </text:list-item>
          </text:list>
        </text:list-item>
      </text:list>
      <text:p text:style-name="P40"><text:tab/><text:tab/>Symbols vs. Strings</text:p>
      <text:list xml:id="list2730536263" text:style-name="L14">
        <text:list-item>
          <text:p text:style-name="P38">#object_id method returns an integer identifer for an object.</text:p>
          <text:list>
            <text:list-item>
              <text:p text:style-name="P38">"string".object_id == "string".object_id =&gt; false</text:p>
              <text:list>
                <text:list-item>
                  <text:p text:style-name="P38">It is false because the "string" is stored separately which causes each of them to have an unique integer id, therefore they are not equal.</text:p>
                </text:list-item>
              </text:list>
            </text:list-item>
          </text:list>
        </text:list-item>
      </text:list>
      <text:p text:style-name="P39"><text:tab/></text:p>
      <text:p text:style-name="P13"><text:span text:style-name="T9"><text:tab/></text:span><text:span text:style-name="T10">Booleans</text:span></text:p>
      <text:p text:style-name="P39"/>
      <text:p text:style-name="P13"><text:span text:style-name="T9"><text:tab/><text:tab/></text:span><text:span text:style-name="T10">True and False</text:span></text:p>
      <text:list xml:id="list1165426983" text:style-name="L15">
        <text:list-item>
          <text:p text:style-name="P44"><text:span text:style-name="T9">The boolean values </text:span><text:span text:style-name="T8">true</text:span><text:span text:style-name="T9"> and </text:span><text:span text:style-name="T8">false</text:span><text:span text:style-name="T9"> represents true and false.</text:span></text:p>
        </text:list-item>
      </text:list>
      <text:p text:style-name="P41"><text:tab/><text:tab/></text:p>
      <text:p text:style-name="P41"/>
      <text:p text:style-name="P14"><text:soft-page-break/><text:span text:style-name="T11"><text:tab/><text:tab/></text:span><text:span text:style-name="T10">Nil</text:span></text:p>
      <text:list xml:id="list3900409428" text:style-name="L16">
        <text:list-item>
          <text:p text:style-name="P45"><text:span text:style-name="T9">In Ruby, </text:span><text:span text:style-name="T8">nil</text:span><text:span text:style-name="T9"> represents 'nothing'. Everything in Ruby has a return value, if code does not have anythign to return, it returns </text:span><text:span text:style-name="T8">nil</text:span><text:span text:style-name="T9">.</text:span></text:p>
        </text:list-item>
      </text:list>
      <text:p text:style-name="P4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8:08:31.941425360</meta:creation-date>
    <dc:date>2021-10-05T20:48:13.787275845</dc:date>
    <meta:editing-duration>PT41M12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3" meta:paragraph-count="82" meta:word-count="589" meta:character-count="3160" meta:non-whitespace-character-count="2673"/>
  </office:meta>
</office:document-meta>
</file>